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1E000003714D4758CF.png"/>
  <manifest:file-entry manifest:media-type="image/png" manifest:full-path="Pictures/100002010000021F000003718433A8AB.png"/>
  <manifest:file-entry manifest:media-type="image/png" manifest:full-path="Pictures/100002010000021F000003725BFD4A9C.png"/>
  <manifest:file-entry manifest:media-type="image/png" manifest:full-path="Pictures/100002010000021E00000372524904E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4299in" svg:y="0.2098in" svg:width="3in" svg:height="4.8598in" draw:z-index="0"><draw:image xlink:href="Pictures/100002010000021E000003714D4758CF.png" xlink:type="simple" xlink:show="embed" xlink:actuate="onLoad"/></draw:frame><draw:frame draw:style-name="fr1" draw:name="graphics2" text:anchor-type="paragraph" svg:x="3.4291in" svg:y="0.2098in" svg:width="3in" svg:height="4.8598in" draw:z-index="1"><draw:image xlink:href="Pictures/100002010000021F000003725BFD4A9C.png" xlink:type="simple" xlink:show="embed" xlink:actuate="onLoad"/></draw:frame><draw:frame draw:style-name="fr1" draw:name="graphics3" text:anchor-type="paragraph" svg:x="0.4299in" svg:y="5.089in" svg:width="3in" svg:height="4.8598in" draw:z-index="2"><draw:image xlink:href="Pictures/100002010000021F000003718433A8AB.png" xlink:type="simple" xlink:show="embed" xlink:actuate="onLoad"/></draw:frame><draw:frame draw:style-name="fr1" draw:name="graphics4" text:anchor-type="paragraph" svg:x="3.4291in" svg:y="5.0689in" svg:width="3in" svg:height="4.8799in" draw:z-index="3"><draw:image xlink:href="Pictures/100002010000021E00000372524904E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20S</meta:editing-duration>
    <meta:editing-cycles>4</meta:editing-cycles>
    <meta:generator>OpenOffice/4.1.6$Win32 OpenOffice.org_project/416m1$Build-9790</meta:generator>
    <dc:date>2019-03-01T21:53:30.93</dc:date>
    <dc:creator>Will Petillo</dc:creator>
    <meta:document-statistic meta:table-count="0" meta:image-count="4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